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LitMapper.toODE( org . apache . ode . bpel . iapi . Message odeMsg , NormalizedMessage nmsMsg , Message msg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cLitMapper.toFaultType( javax . jbi . messaging . Fault jbiFlt , Collection &lt; Fault &gt; faul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LitMapper.toNMS( NormalizedMessage nmsMsg , org . apache . ode . bpel . iapi . Message odeMsg , Message msgdef , QName faul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ocLitMapper.isRecognized( NormalizedMessage nmsMsg , Operation o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cLitMapper.checkMessageDef( Message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